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2056e0" officeooo:paragraph-rsid="002056e0"/>
    </style:style>
    <style:style style:name="P5" style:family="paragraph" style:parent-style-name="Standard"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left="1.249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15" style:family="paragraph" style:parent-style-name="Standard">
      <style:text-properties style:use-window-font-color="true" style:font-name="Arial" fo:font-size="10pt" fo:language="fr" fo:country="FR" officeooo: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" fo:font-size="10pt" fo:language="fr" fo:country="FR" officeooo: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fr" fo:country="FR" officeooo: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8" style:family="paragraph" style:parent-style-name="Standard">
      <style:paragraph-properties style:snap-to-layout-grid="false"/>
      <style:text-properties style:use-window-font-color="true" style:font-name="Arial" fo:font-size="10pt" fo:language="fr" fo:country="FR" officeooo: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style:snap-to-layout-grid="false"/>
      <style:text-properties style:use-window-font-color="true" style:font-name="Arial" fo:font-size="10pt" fo:language="fr" fo:country="FR" officeooo:rsid="0021c270" style:font-name-asian="Times New Roman" style:font-size-asian="10pt" style:language-asian="fr" style:country-asian="BE" style:font-name-complex="Arial" style:font-size-complex="10pt" style:language-complex="ar" style:country-complex="SA" style:font-weight-complex="bold"/>
    </style:style>
    <style:style style:name="P20" style:family="paragraph" style:parent-style-name="Standard">
      <style:text-properties style:use-window-font-color="true" style:font-name="Arial" fo:font-size="10pt" fo:language="fr" fo:country="FR" fo:font-weight="bold" officeooo:rsid="0021c27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rial" fo:font-size="10pt" fo:language="fr" fo:country="FR" fo:font-weight="bold" officeooo:rsid="0021c27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2" style:family="paragraph" style:parent-style-name="Standard">
      <style:paragraph-properties style:snap-to-layout-grid="false"/>
      <style:text-properties style:use-window-font-color="true" style:font-name="Arial" fo:font-size="10pt" fo:language="fr" fo:country="FR" fo:font-weight="bold" officeooo:rsid="0021c27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Arial" fo:font-size="10pt" fo:language="fr" fo:country="FR" fo:font-style="italic" officeooo:rsid="0021c270" style:font-name-asian="Times New Roman" style:font-size-asian="10pt" style:font-style-asian="italic" style:font-name-complex="Arial" style:font-size-complex="10pt" style:language-complex="ar" style:country-complex="SA" style:font-weight-complex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Arial" fo:font-size="10pt" fo:language="fr" fo:country="FR" fo:font-style="italic" fo:font-weight="bold" officeooo:rsid="0021c270" style:font-name-asian="Times New Roman" style:font-size-asian="10pt" style:font-style-asian="italic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style:font-name="Arial" fo:font-size="10pt" officeooo:rsid="0021c270" officeooo:paragraph-rsid="0021c270" style:font-size-asian="10pt" style:font-name-complex="Arial" style:font-weight-complex="bold"/>
    </style:style>
    <style:style style:name="P27" style:family="paragraph" style:parent-style-name="Standard">
      <style:paragraph-properties fo:margin-left="2.498cm" fo:margin-right="0cm" fo:text-indent="0cm" style:auto-text-indent="false"/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28" style:family="paragraph" style:parent-style-name="Standard">
      <style:paragraph-properties fo:margin-left="2.498cm" fo:margin-right="0cm" fo:text-indent="0cm" style:auto-text-indent="false"/>
      <style:text-properties style:font-name="Arial" fo:font-size="10pt" officeooo:rsid="0021c270" officeooo:paragraph-rsid="0021c270" style:font-size-asian="10pt" style:font-name-complex="Arial" style:font-weight-complex="bold"/>
    </style:style>
    <style:style style:name="P29" style:family="paragraph" style:parent-style-name="Standard">
      <style:paragraph-properties fo:margin-left="2.498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style:text-underline-style="none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31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275b9e" officeooo:paragraph-rsid="00275b9e" style:font-size-asian="10pt" style:font-name-complex="Arial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language="fr" fo:country="FR" officeooo:rsid="00275b9e" officeooo:paragraph-rsid="00275b9e" style:font-name-asian="Times New Roman" style:font-size-asian="10pt" style:font-name-complex="Arial" style:font-size-complex="10pt" style:language-complex="ar" style:country-complex="SA" style:font-weight-complex="bold"/>
    </style:style>
    <style:style style:name="P35" style:family="paragraph" style:parent-style-name="Standard" style:master-page-name="">
      <style:paragraph-properties fo:margin-left="1.199cm" fo:margin-right="0cm" fo:orphans="2" fo:widows="2" fo:text-indent="0cm" style:auto-text-indent="false" style:page-number="auto" style:writing-mode="lr-tb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36" style:family="paragraph" style:parent-style-name="Heading_20_5">
      <style:text-properties style:font-name="Arial" fo:font-size="14pt" style:font-size-asian="14pt" style:font-name-complex="Arial"/>
    </style:style>
    <style:style style:name="T1" style:family="text">
      <style:text-properties style:font-name="Arial" fo:language="fr" fo:country="BE" fo:font-weight="bold" style:font-weight-asian="bold" style:font-name-complex="Arial"/>
    </style:style>
    <style:style style:name="T2" style:family="text">
      <style:text-properties style:font-name="Arial" fo:language="fr" fo:country="BE" fo:font-weight="bold" officeooo:rsid="001f34f4" style:font-weight-asian="bold" style:font-name-complex="Arial"/>
    </style:style>
    <style:style style:name="T3" style:family="text">
      <style:text-properties style:font-name="Arial" fo:language="fr" fo:country="BE" fo:font-weight="bold" officeooo:rsid="0028df15" style:font-weight-asian="bold" style:font-name-complex="Arial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" fo:language="fr" fo:country="BE" fo:font-weight="bold" style:font-weight-asian="bold" style:font-name-complex="Arial"/>
    </style:style>
    <style:style style:name="T6" style:family="text">
      <style:text-properties officeooo:rsid="002606ae"/>
    </style:style>
    <style:style style:name="T7" style:family="text">
      <style:text-properties officeooo:rsid="00275b9e"/>
    </style:style>
    <style:style style:name="T8" style:family="text">
      <style:text-properties officeooo:rsid="0028df15"/>
    </style:style>
    <style:style style:name="T9" style:family="text">
      <style:text-properties officeooo:rsid="0029cce0"/>
    </style:style>
    <style:style style:name="T10" style:family="text">
      <style:text-properties officeooo:rsid="002bcbd4"/>
    </style:style>
    <style:style style:name="T11" style:family="text">
      <style:text-properties officeooo:rsid="002ceb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DEVGIR1 – 201</text:span><text:span text:style-name="T2">5</text:span><text:span text:style-name="T1">-201</text:span><text:span text:style-name="T2">6</text:span></text:p>
      <text:p text:style-name="P1"/>
      <text:h text:style-name="P36" text:outline-level="5">ALGORITHMIQUE I – Planning</text:h>
      <text:p text:style-name="P2"/>
      <text:p text:style-name="P3"><text:span text:style-name="T1">1</text:span><text:span text:style-name="T5">er</text:span><text:span text:style-name="T1"> quadrimestre – 72 heures </text:span><text:span text:style-name="T3">(68 heures de cours + 4 heures d'interro)</text:span></text:p>
      <text:p text:style-name="P6"/>
      <text:p text:style-name="P1"/>
      <text:p text:style-name="P14">I Introduction aux algorithmes <text:span text:style-name="T6">(11 heures)</text:span></text:p>
      <text:p text:style-name="P14"/>
      <text:p text:style-name="P25">1 Résoudre des problèmes <text:span text:style-name="T6">(2 heures)</text:span></text:p>
      <text:p text:style-name="P27">1.1 La notion de problème</text:p>
      <text:p text:style-name="P27">1.2 Procédure de résolution</text:p>
      <text:p text:style-name="P27">1.3 Ressources</text:p>
      <text:p text:style-name="P25"/>
      <text:p text:style-name="P25">2 Une approche ludique : Code Studio <text:span text:style-name="T6">(8 heures)</text:span></text:p>
      <text:p text:style-name="P25"/>
      <text:p text:style-name="P25">3 Les algorithmes informatiques <text:span text:style-name="T6">(1 heure)</text:span></text:p>
      <text:p text:style-name="P27">3.1 Algorithmes et programmes</text:p>
      <text:p text:style-name="P27">3.2 Les phases d’élaboration d’un programme</text:p>
      <text:p text:style-name="P27">3.3 Conclusion</text:p>
      <text:p text:style-name="P27">3.4 Ressources</text:p>
      <text:p text:style-name="P4"/>
      <text:p text:style-name="P14">II Les bases de l’algorithmique <text:span text:style-name="T10">(35 heures + 4 heures d'interro)</text:span></text:p>
      <text:p text:style-name="P14"/>
      <text:p text:style-name="P25">4 Spécifier le problème <text:span text:style-name="T8">(3 heures)</text:span></text:p>
      <text:p text:style-name="P27">4.1 Déterminer les données et le résultat </text:p>
      <text:p text:style-name="P27">4.2 Les noms</text:p>
      <text:p text:style-name="P27">4.3 Les types</text:p>
      <text:p text:style-name="P27">4.4 Résumé graphique</text:p>
      <text:p text:style-name="P28">4.5 Exemples numériques</text:p>
      <text:p text:style-name="P28">4.6 Exercices</text:p>
      <text:p text:style-name="P28"/>
      <text:p text:style-name="P32">INTERRO 1 (5%) : 1 heure</text:p>
      <text:p text:style-name="P26"/>
      <text:p text:style-name="P26">5 Premiers algorithmes <text:span text:style-name="T9">(8 heures)</text:span></text:p>
      <text:p text:style-name="P28">5.1 Un problème simple</text:p>
      <text:p text:style-name="P28">5.2 Décomposer les calculs</text:p>
      <text:p text:style-name="P28">5.3 Quelques difficultés liées au calcul</text:p>
      <text:p text:style-name="P28">5.4 Des algorithmes de qualité</text:p>
      <text:p text:style-name="P28">5.5 Améliorer la lisibilité d’un algorithme </text:p>
      <text:p text:style-name="P28">5.6 Interagir avec l’utilisateur</text:p>
      <text:p text:style-name="P26"/>
      <text:p text:style-name="P26">6 Une question de choix <text:span text:style-name="T10">(8 heures)</text:span></text:p>
      <text:p text:style-name="P28">6.1 Le si</text:p>
      <text:p text:style-name="P28">6.2 Le si-sinon</text:p>
      <text:p text:style-name="P28">6.3 Le si-sinon-si</text:p>
      <text:p text:style-name="P28">6.4 Le selon-que</text:p>
      <text:p text:style-name="P28">6.5 Exercices de synthèse</text:p>
      <text:p text:style-name="P28"/>
      <text:p text:style-name="P32">INTERRO 2 (10%) : 1 heure</text:p>
      <text:p text:style-name="P26"/>
      <text:p text:style-name="P8">7 Décomposer le problème <text:span text:style-name="T10">(6 heures)</text:span></text:p>
      <text:p text:style-name="P10">7.1 Motivation</text:p>
      <text:p text:style-name="P10">7.2 Exemple</text:p>
      <text:p text:style-name="P10">7.3 Les paramètres</text:p>
      <text:p text:style-name="P10">7.4 La valeur de retour</text:p>
      <text:p text:style-name="P10">7.5 Résumons</text:p>
      <text:p text:style-name="P10">7.6 Exercices</text:p>
      <text:p text:style-name="P8"/>
      <text:p text:style-name="P8">8 Un travail répétitif <text:span text:style-name="T10">(10 heures)</text:span></text:p>
      <text:p text:style-name="P10"><text:soft-page-break/>8.1 La notion de travail répétitif</text:p>
      <text:p text:style-name="P10">8.2 Une même instruction, des effets différents </text:p>
      <text:p text:style-name="P10">8.3 « tant que » </text:p>
      <text:p text:style-name="P10">8.4 « pour » </text:p>
      <text:p text:style-name="P10">8.5 « faire – tant que »</text:p>
      <text:p text:style-name="P10">8.6 Quel type de boucle choisir ?</text:p>
      <text:p text:style-name="P10">8.7 Acquisition de données multiples</text:p>
      <text:p text:style-name="P10">8.8 Les suites</text:p>
      <text:p text:style-name="P10">8.9 Exercices récapitulatifs</text:p>
      <text:p text:style-name="P33"/>
      <text:p text:style-name="P34">INTERRO 3 (10%) : 2 heures</text:p>
      <text:p text:style-name="P5"/>
      <text:p text:style-name="P5">III Les tableaux <text:span text:style-name="T7">(12 heures)</text:span></text:p>
      <text:p text:style-name="P5"/>
      <text:p text:style-name="P8">9 Les tableaux <text:span text:style-name="T11">(3 heures)</text:span></text:p>
      <text:p text:style-name="P10">9.1 Utilité des tableaux</text:p>
      <text:p text:style-name="P10">9.2 Définitions</text:p>
      <text:p text:style-name="P10">9.3 Déclaration</text:p>
      <text:p text:style-name="P10">9.4 Utilisation</text:p>
      <text:p text:style-name="P10">9.5 Initialisation</text:p>
      <text:p text:style-name="P11">9.6 Tableau et paramètres</text:p>
      <text:p text:style-name="P11">9.7 Parcours d’un tableau</text:p>
      <text:p text:style-name="P11">9.8 Taille logique et taille physique</text:p>
      <text:p text:style-name="P12">9.9 Des tableaux qui ne commencent pas à 0</text:p>
      <text:p text:style-name="P30"/>
      <text:p text:style-name="P35">10 Gérer les données dans un tableau <text:span text:style-name="T11">(4 heures)</text:span></text:p>
      <text:p text:style-name="P12">10.1 Données non triées</text:p>
      <text:p text:style-name="P11">10.2 Données triées</text:p>
      <text:p text:style-name="P11">10.3 La recherche dichotomique</text:p>
      <text:p text:style-name="P11">10.4 Introduction à la complexité</text:p>
      <text:p text:style-name="P11">10.5 Une approche théorique : la complexité</text:p>
      <text:p text:style-name="P9"/>
      <text:p text:style-name="P9">11 Le tri <text:span text:style-name="T7">(2 heures)</text:span></text:p>
      <text:p text:style-name="P11">11.1 Motivation</text:p>
      <text:p text:style-name="P11">11.2 Tri par insertion</text:p>
      <text:p text:style-name="P11">11.3 Tri par sélection des minima successifs</text:p>
      <text:p text:style-name="P11">11.4 Tri bulle</text:p>
      <text:p text:style-name="P11">11.5 Cas particuliers</text:p>
      <text:p text:style-name="P11">11.6 Références</text:p>
      <text:p text:style-name="P9"/>
      <text:p text:style-name="P9">12 Exercices sur les tableau<text:span text:style-name="T11">x (3 heures)</text:span></text:p>
      <text:p text:style-name="P7"/>
      <text:p text:style-name="P7">IV Compléments <text:span text:style-name="T11">(6 heures)</text:span></text:p>
      <text:p text:style-name="P7"/>
      <text:p text:style-name="P9">13 Les chaines <text:span text:style-name="T11">(3 heures)</text:span></text:p>
      <text:p text:style-name="P9"/>
      <text:p text:style-name="P9">14 Les variables structurées <text:span text:style-name="T11">(3 heures)</text:span></text:p>
      <text:p text:style-name="P11">14.1 Le type structuré</text:p>
      <text:p text:style-name="P11">14.2 Définition d’une structure</text:p>
      <text:p text:style-name="P11">14.3 Déclaration d’une variable de type structuré </text:p>
      <text:p text:style-name="P11">14.4 Utilisation des variables de type structuré</text:p>
      <text:p text:style-name="P11">14.5 Exemple d’algorithme</text:p>
      <text:p text:style-name="P11">14.6 Exercices sur les structures</text:p>
      <text:p text:style-name="P9"/>
      <text:p text:style-name="P7">V Conclusion <text:span text:style-name="T11">(4 heures)</text:span></text:p>
      <text:p text:style-name="P7"/>
      <text:p text:style-name="P9">15 Exercices récapitulatifs <text:span text:style-name="T11">(4 heures)</text:span></text:p>
      <text:p text:style-name="P7"/>
      <text:p text:style-name="P7">VI Les annexes</text:p>
      <text:p text:style-name="P9"><text:soft-page-break/></text:p>
      <text:p text:style-name="P9">A Les fiches</text:p>
      <text:p text:style-name="P9">B Le L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background-color="#dfdfdf" fo:keep-with-next="always">
        <style:background-image/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font-style="italic" fo:font-weight="bold" style:font-size-asian="11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/>
    </style:style>
    <style:style style:name="Corps_20_de_20_texte_20_2" style:display-name="Corps de texte 2" style:family="paragraph" style:parent-style-name="Standard">
      <style:text-properties fo:font-style="italic" style:font-style-asian="italic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fr" fo:country="BE" style:font-size-complex="12pt"/>
    </style:style>
    <style:style style:name="Header2" style:family="paragraph" style:parent-style-name="Standard" style:next-style-name="Heading">
      <style:paragraph-properties fo:orphans="0" fo:widows="0" fo:hyphenation-ladder-count="no-limit">
        <style:tab-stops>
          <style:tab-stop style:position="8.969cm" style:type="center"/>
          <style:tab-stop style:position="16.999cm" style:type="right"/>
        </style:tab-stops>
      </style:paragraph-properties>
      <style:text-properties style:font-name="Arial" fo:font-family="Arial" style:font-family-generic="swiss" style:font-pitch="variable" fo:language="fr" fo:country="BE" fo:font-weight="bold" style:font-name-asian="Arial Unicode MS" style:font-family-asian="'Arial Unicode MS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2pt" style:language-complex="en" style:country-complex="US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fo:language="fr" fo:country="BE" style:font-size-asian="12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language="fr" fo:country="FR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 " style:num-format="1" text:start-value="7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duat en Informatique Industrielle</dc:title>
    <meta:initial-creator>L. Beeckmans</meta:initial-creator>
    <meta:creation-date>2014-06-04T10:15:00</meta:creation-date>
    <dc:date>2015-08-14T22:49:56.564457598</dc:date>
    <meta:print-date>2014-09-11T12:15:00</meta:print-date>
    <meta:editing-cycles>15</meta:editing-cycles>
    <meta:editing-duration>PT3H46M31S</meta:editing-duration>
    <meta:generator>LibreOffice/4.2.8.2$Linux_X86_64 LibreOffice_project/420m0$Build-2</meta:generator>
    <meta:document-statistic meta:table-count="0" meta:image-count="0" meta:object-count="0" meta:page-count="3" meta:paragraph-count="94" meta:word-count="429" meta:character-count="2541" meta:non-whitespace-character-count="2196"/>
  </office:meta>
</office:document-meta>
</file>